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1:59:09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</text:list-item>
      </text:list>
      <text:p text:style-name="P3">Console.WriteLine("Conjunction (and, &amp;&amp;) truth table:"</text:p>
      <text:p text:style-name="P4">+ "\n\n &amp;&amp; <text:s text:c="2"/>||\t" + true+ "\t| " + false</text:p>
      <text:p text:style-name="P5">+ "\n------||------------|--------"</text:p>
      <text:p text:style-name="P6">+ "\n" + true + " <text:s text:c="1"/>||\t" + (true &amp;&amp; true)+ "\t| " + (true &amp;&amp; false)</text:p>
      <text:p text:style-name="P7">+ "\n" + false+ " ||\t" + (false &amp;&amp; true)+ "\t| " + (false &amp;&amp; false)</text:p>
      <text:p text:style-name="P8">+ "\n\n*-*-*-*-*-*-*-*-*-*-*-*-*-*-*-*-*-*\n");</text:p>
      <text:p text:style-name="P9"/>
      <text:p text:style-name="P10">Console.WriteLine("Negation (not, !) truth table:"</text:p>
      <text:p text:style-name="P11">+ "\n\n value <text:s text:c="2"/>||\t ! \t " </text:p>
      <text:p text:style-name="P12">+ "\n---------||------"</text:p>
      <text:p text:style-name="P13">+ "\n" + true+ "\t ||\t" + false</text:p>
      <text:p text:style-name="P14">+ "\n" + (!true)+ "\t ||\t" + (!false)</text:p>
      <text:p text:style-name="P15">+ "\n\n*-*-*-*-*-*-*-*-*-*-*-*-*-*-*-*-*-*\n");</text:p>
      <text:list text:style-name="L3">
        <text:list-item>
          <text:p text:style-name="P16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6">Make sure you understand both the code and its output.</text:p>
        </text:list-item>
        <text:list-item>
          <text:p text:style-name="P16">Add after the truth table for the negation, write code to display truth tables for</text:p>
          <text:list>
            <text:list-item>
              <text:p text:style-name="P16">the binary operators disjunction (or, <text:span text:style-name="OperatorTok">||</text:span>),</text:p>
            </text:list-item>
            <text:list-item>
              <text:p text:style-name="P16">identity (equality, <text:span text:style-name="OperatorTok">==</text:span>) and</text:p>
            </text:list-item>
            <text:list-item>
              <text:p text:style-name="P16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6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</table:table-cell>
            <table:table-cell table:style-name="TableHeaderRowCell" office:value-type="string">
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4"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5"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05:59:19Z</meta:creation-date>
    <dc:date>2021-06-21T05:59:19Z</dc:date>
    <meta:user-defined meta:name="date" meta:value-type="string">June  21, 2021 (01:59:09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